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Project name: Criticize My Cod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vervie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iticizeMyCode.com is an on-line code review wherein a code snippet is viewed and criticized by various users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functionaliti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gn-up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ign-in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st cod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dit cod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ost com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dit com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rowse paginated cod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earch code by keyword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20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5T11:42:20</meta:creation-date>
    <meta:generator>LibreOffice/3.4$Linux LibreOffice_project/340m1$Build-302</meta:generator>
    <dc:date>2011-09-05T20:28:06</dc:date>
    <meta:editing-duration>PT8H45M49S</meta:editing-duration>
    <meta:editing-cycles>1</meta:editing-cycles>
    <meta:document-statistic meta:table-count="3" meta:cell-count="23" meta:object-count="0"/>
  </office:meta>
</office:document-meta>
</file>